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C0000008E61131B964AFD44BE.png" manifest:media-type="image/png"/>
  <manifest:file-entry manifest:full-path="Pictures/10000201000001730000008E1E74A8E05108AFBE.png" manifest:media-type="image/png"/>
  <manifest:file-entry manifest:full-path="Pictures/10000201000002010000008EB62630B69C6B33C7.png" manifest:media-type="image/png"/>
  <manifest:file-entry manifest:full-path="Pictures/10000201000000F40000008EC819D7867DEC6D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056in" fo:margin-left="-0.0111in" table:align="left" style:writing-mode="lr-tb"/>
    </style:style>
    <style:style style:name="Table1.A" style:family="table-column">
      <style:table-column-properties style:column-width="2.3688in"/>
    </style:style>
    <style:style style:name="Table1.B" style:family="table-column">
      <style:table-column-properties style:column-width="0.775in"/>
    </style:style>
    <style:style style:name="Table1.C" style:family="table-column">
      <style:table-column-properties style:column-width="0.0278in"/>
    </style:style>
    <style:style style:name="Table1.D" style:family="table-column">
      <style:table-column-properties style:column-width="0.1972in"/>
    </style:style>
    <style:style style:name="Table1.E" style:family="table-column">
      <style:table-column-properties style:column-width="0.2674in"/>
    </style:style>
    <style:style style:name="Table1.F" style:family="table-column">
      <style:table-column-properties style:column-width="0.591in"/>
    </style:style>
    <style:style style:name="Table1.G" style:family="table-column">
      <style:table-column-properties style:column-width="0.6889in"/>
    </style:style>
    <style:style style:name="Table1.H" style:family="table-column">
      <style:table-column-properties style:column-width="0.0986in"/>
    </style:style>
    <style:style style:name="Table1.I" style:family="table-column">
      <style:table-column-properties style:column-width="0.0979in"/>
    </style:style>
    <style:style style:name="Table1.J" style:family="table-column">
      <style:table-column-properties style:column-width="1.3931in"/>
    </style:style>
    <style:style style:name="Table1.1" style:family="table-row">
      <style:table-row-properties style:min-row-height="0.3021in" fo:keep-together="auto"/>
    </style:style>
    <style:style style:name="Table1.A1" style:family="table-cell">
      <style:table-cell-properties style:vertical-align="middle" fo:background-color="#bfbfb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8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I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9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G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5" style:family="table-cell">
      <style:table-cell-properties style:vertical-align="middle" fo:background-color="#f2f2f2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15" style:family="table-cell">
      <style:table-cell-properties style:vertical-align="middle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1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1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H1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1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1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H17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1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1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H18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1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1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H19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2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2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H2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2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2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H2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2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2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H2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2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2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27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2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2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3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3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3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3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3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3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37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8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40" style:family="table-row">
      <style:table-row-properties style:min-row-height="0.0771in" fo:keep-together="auto"/>
    </style:style>
    <style:style style:name="Table1.A40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40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40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J4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41" style:family="table-row">
      <style:table-row-properties style:min-row-height="0.075in" fo:keep-together="auto"/>
    </style:style>
    <style:style style:name="Table1.A4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4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4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J4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4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4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4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J4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4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43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43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J4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4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4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4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J4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4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47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48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49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50" style:family="table-cell">
      <style:table-cell-properties style:vertical-align="middle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51" style:family="table-cell">
      <style:table-cell-properties style:vertical-align="top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5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5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5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56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58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58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59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59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6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6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6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name-complex="Calibri" style:font-size-complex="12pt"/>
    </style:style>
    <style:style style:name="P2" style:family="paragraph" style:parent-style-name="Standard">
      <style:paragraph-properties style:snap-to-layout-grid="false"/>
      <style:text-properties style:font-name="Calibri" fo:font-size="12pt" style:font-size-asian="12pt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style:font-name-complex="Calibri"/>
    </style:style>
    <style:style style:name="P4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4.3957in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/>
      <style:text-properties style:font-name="Calibri" style:font-name-complex="Calibri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 style:snap-to-layout-grid="false"/>
      <style:text-properties style:font-name="Calibri" style:font-name-complex="Calibri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libri" style:font-name-complex="Calibri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 style:snap-to-layout-grid="false"/>
      <style:text-properties style:font-name="Calibri" style:font-name-complex="Calibri"/>
    </style:style>
    <style:style style:name="P11" style:family="paragraph" style:parent-style-name="Standard">
      <style:paragraph-properties fo:margin-top="0in" fo:margin-bottom="0in" loext:contextual-spacing="false" style:snap-to-layout-grid="false"/>
      <style:text-properties style:font-name="Calibri" style:font-name-complex="Calibri"/>
    </style:style>
    <style:style style:name="P12" style:family="paragraph" style:parent-style-name="Standard">
      <style:paragraph-properties fo:margin-top="0in" fo:margin-bottom="0in" loext:contextual-spacing="false"/>
      <style:text-properties style:font-name="Calibri" officeooo:paragraph-rsid="00108c00" style:font-name-complex="Calibri"/>
    </style:style>
    <style:style style:name="P13" style:family="paragraph" style:parent-style-name="Standard">
      <style:paragraph-properties fo:margin-top="0in" fo:margin-bottom="0in" loext:contextual-spacing="false">
        <style:tab-stops>
          <style:tab-stop style:position="2.4583in"/>
        </style:tab-stops>
      </style:paragraph-properties>
      <style:text-properties style:font-name="Calibri" officeooo:paragraph-rsid="00108c00" style:font-name-complex="Calibri"/>
    </style:style>
    <style:style style:name="P14" style:family="paragraph" style:parent-style-name="Standard">
      <style:paragraph-properties fo:margin-top="0in" fo:margin-bottom="0in" loext:contextual-spacing="false"/>
      <style:text-properties style:font-name="Calibri" fo:font-size="9pt" style:font-size-asian="9pt" style:font-name-complex="Calibri" style:font-size-complex="9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libri" fo:font-size="9pt" style:font-size-asian="9pt" style:font-name-complex="Calibri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9pt" style:font-size-asian="9pt" style:font-name-complex="Calibri" style:font-size-complex="9pt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 style:snap-to-layout-grid="false"/>
      <style:text-properties style:font-name="Calibri" fo:font-size="9pt" style:font-size-asian="9pt" style:font-name-complex="Calibri" style:font-size-complex="9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libri" fo:font-size="9pt" style:font-size-asian="9pt" style:font-name-complex="Calibri" style:font-size-complex="9pt"/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 style:snap-to-layout-grid="false"/>
      <style:text-properties style:font-name="Calibri" fo:font-size="9pt" officeooo:rsid="0011ff07" officeooo:paragraph-rsid="0011ff07" style:font-size-asian="9pt" style:font-name-complex="Calibri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libri" fo:font-weight="bold" style:font-weight-asian="bold" style:font-name-complex="Calibri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Calibri"/>
    </style:style>
    <style:style style:name="P22" style:family="paragraph" style:parent-style-name="Standard">
      <style:paragraph-properties fo:margin-top="0in" fo:margin-bottom="0in" loext:contextual-spacing="false"/>
      <style:text-properties style:font-name="Calibri" fo:font-size="12pt" style:font-size-asian="12pt" style:font-name-complex="Calibri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libri" fo:font-size="12pt" style:font-size-asian="12pt" style:font-name-complex="Calibri"/>
    </style:style>
    <style:style style:name="P24" style:family="paragraph" style:parent-style-name="Standard">
      <style:paragraph-properties fo:margin-top="0in" fo:margin-bottom="0in" loext:contextual-spacing="false" fo:line-height="100%"/>
    </style:style>
    <style:style style:name="P2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6" style:family="paragraph" style:parent-style-name="Standard">
      <style:paragraph-properties fo:margin-top="0in" fo:margin-bottom="0in" loext:contextual-spacing="false" fo:text-align="center" style:justify-single-word="false" style:snap-to-layout-grid="false"/>
      <style:text-properties fo:color="#ff0000" style:font-name="Calibri" style:font-name-complex="Calibri"/>
    </style:style>
    <style:style style:name="P27" style:family="paragraph" style:parent-style-name="Standard">
      <style:paragraph-properties fo:margin-top="0in" fo:margin-bottom="0in" loext:contextual-spacing="false"/>
      <style:text-properties officeooo:paragraph-rsid="00108c00"/>
    </style:style>
    <style:style style:name="P28" style:family="paragraph" style:parent-style-name="Standard">
      <style:paragraph-properties fo:margin-top="0in" fo:margin-bottom="0in" loext:contextual-spacing="false" fo:text-align="center" style:justify-single-word="false" style:writing-mode="lr-tb"/>
    </style:style>
    <style:style style:name="P29" style:family="paragraph" style:parent-style-name="Standard">
      <style:paragraph-properties fo:margin-top="0in" fo:margin-bottom="0in" loext:contextual-spacing="false" fo:text-align="center" style:justify-single-word="false" style:writing-mode="lr-tb"/>
      <style:text-properties style:font-name="Calibri" style:font-name-complex="Calibri"/>
    </style:style>
    <style:style style:name="P30" style:family="paragraph" style:parent-style-name="Standard">
      <style:paragraph-properties fo:margin-top="0in" fo:margin-bottom="0in" loext:contextual-spacing="false" fo:text-align="center" style:justify-single-word="false" style:writing-mode="lr-tb"/>
      <style:text-properties style:font-name="Calibri" fo:font-size="12pt" fo:font-weight="bold" style:font-size-asian="12pt" style:font-weight-asian="bold" style:font-name-complex="Calibri" style:font-size-complex="12pt"/>
    </style:style>
    <style:style style:name="P31" style:family="paragraph" style:parent-style-name="Standard">
      <style:paragraph-properties fo:margin-left="0.25in" fo:margin-right="0in" fo:margin-top="0in" fo:margin-bottom="0in" loext:contextual-spacing="false" fo:text-align="center" style:justify-single-word="false" fo:text-indent="0in" style:auto-text-indent="false"/>
      <style:text-properties style:font-name="Calibri" style:font-name-complex="Calibri"/>
    </style:style>
    <style:style style:name="P32" style:family="paragraph" style:parent-style-name="Standard">
      <style:paragraph-properties fo:margin-top="0in" fo:margin-bottom="0.139in" loext:contextual-spacing="false" fo:text-align="justify" style:justify-single-word="false" style:snap-to-layout-grid="false"/>
      <style:text-properties style:font-name="Calibri" fo:font-size="9pt" style:font-size-asian="9pt" style:font-name-complex="Calibri" style:font-size-complex="9pt"/>
    </style:style>
    <style:style style:name="P33" style:family="paragraph" style:parent-style-name="Standard">
      <style:paragraph-properties fo:margin-top="0in" fo:margin-bottom="0.139in" loext:contextual-spacing="false" fo:text-align="justify" style:justify-single-word="false" style:snap-to-layout-grid="false"/>
      <style:text-properties style:font-name="Calibri" fo:font-size="9pt" officeooo:rsid="0011ff07" officeooo:paragraph-rsid="0011ff07" style:font-size-asian="9pt" style:font-name-complex="Calibri" style:font-size-complex="9pt"/>
    </style:style>
    <style:style style:name="P34" style:family="paragraph" style:parent-style-name="Standard">
      <style:paragraph-properties fo:margin-top="0in" fo:margin-bottom="0.139in" loext:contextual-spacing="false" fo:text-align="justify" style:justify-single-word="false"/>
      <style:text-properties style:font-name="Calibri" style:font-name-complex="Calibri"/>
    </style:style>
    <style:style style:name="P35" style:family="paragraph" style:parent-style-name="Standard">
      <style:paragraph-properties fo:margin-top="0in" fo:margin-bottom="0.139in" loext:contextual-spacing="false" fo:text-align="justify" style:justify-single-word="false" style:snap-to-layout-grid="false"/>
      <style:text-properties style:font-name="Calibri" style:font-name-complex="Calibri"/>
    </style:style>
    <style:style style:name="P36" style:family="paragraph" style:parent-style-name="Standard">
      <style:paragraph-properties fo:margin-top="0in" fo:margin-bottom="0.139in" loext:contextual-spacing="false" fo:text-align="justify" style:justify-single-word="false">
        <style:tab-stops>
          <style:tab-stop style:position="5.5217in"/>
        </style:tab-stops>
      </style:paragraph-properties>
      <style:text-properties style:font-name="Calibri" style:font-name-complex="Calibri"/>
    </style:style>
    <style:style style:name="P37" style:family="paragraph" style:parent-style-name="Standard">
      <style:paragraph-properties fo:margin-top="0in" fo:margin-bottom="0.139in" loext:contextual-spacing="false" fo:text-align="center" style:justify-single-word="false"/>
      <style:text-properties style:font-name="Calibri" style:font-name-complex="Calibri"/>
    </style:style>
    <style:style style:name="P38" style:family="paragraph" style:parent-style-name="Standard">
      <style:paragraph-properties fo:margin-top="0in" fo:margin-bottom="0.139in" loext:contextual-spacing="false" style:snap-to-layout-grid="false"/>
      <style:text-properties style:font-name="Calibri" fo:font-size="12pt" style:font-size-asian="12pt" style:font-name-complex="Calibri"/>
    </style:style>
    <style:style style:name="P39" style:family="paragraph" style:parent-style-name="Standard">
      <style:paragraph-properties fo:margin-top="0in" fo:margin-bottom="0.139in" loext:contextual-spacing="false"/>
      <style:text-properties style:font-name="Calibri" fo:font-size="12pt" fo:font-weight="bold" style:font-size-asian="12pt" style:font-weight-asian="bold" style:font-name-complex="Calibri"/>
    </style:style>
    <style:style style:name="P40" style:family="paragraph" style:parent-style-name="Standard">
      <style:paragraph-properties fo:margin-top="0in" fo:margin-bottom="0.139in" loext:contextual-spacing="false" fo:text-align="justify" style:justify-single-word="false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12pt" fo:font-weight="bold" style:font-size-asian="12pt" style:font-weight-asian="bold" style:font-name-complex="Calibri" style:font-size-complex="12pt"/>
    </style:style>
    <style:style style:name="P42" style:family="paragraph" style:parent-style-name="Header">
      <style:paragraph-properties fo:margin-top="0.25in" fo:margin-bottom="0in" loext:contextual-spacing="false"/>
    </style:style>
    <style:style style:name="P43" style:family="paragraph" style:parent-style-name="Footer">
      <style:paragraph-properties fo:text-align="end" style:justify-single-word="false"/>
      <style:text-properties style:font-name="Open Sans" fo:font-size="8pt" style:font-size-asian="8pt" style:font-name-complex="Open Sans" style:font-size-complex="11pt"/>
    </style:style>
    <style:style style:name="P44" style:family="paragraph" style:parent-style-name="Footer">
      <style:text-properties style:font-name="Open Sans" fo:font-size="7.5pt" fo:language="none" fo:country="none" fo:font-weight="bold" style:font-size-asian="7.5pt" style:language-asian="none" style:country-asian="none" style:font-weight-asian="bold" style:font-name-complex="Open Sans" style:font-size-complex="7.5pt"/>
    </style:style>
    <style:style style:name="P45" style:family="paragraph" style:parent-style-name="Footer">
      <style:paragraph-properties style:snap-to-layout-grid="false"/>
      <style:text-properties style:font-name="Open Sans" fo:font-size="7.5pt" fo:language="none" fo:country="none" fo:font-weight="bold" style:font-size-asian="7.5pt" style:language-asian="none" style:country-asian="none" style:font-weight-asian="bold" style:font-name-complex="Open Sans" style:font-size-complex="7.5pt"/>
    </style:style>
    <style:style style:name="P46" style:family="paragraph" style:parent-style-name="Footer">
      <style:paragraph-properties fo:text-align="end" style:justify-single-word="false"/>
      <style:text-properties style:font-name="Open Sans" fo:font-size="7.5pt" fo:language="none" fo:country="none" fo:font-weight="bold" style:font-size-asian="7.5pt" style:language-asian="none" style:country-asian="none" style:font-weight-asian="bold" style:font-name-complex="Open Sans" style:font-size-complex="7.5pt"/>
    </style:style>
    <style:style style:name="P47" style:family="paragraph" style:parent-style-name="Footer">
      <style:paragraph-properties fo:text-align="end" style:justify-single-word="false"/>
      <style:text-properties style:font-name="Open Sans" fo:font-size="7.5pt" fo:language="none" fo:country="none" style:font-size-asian="7.5pt" style:language-asian="none" style:country-asian="none" style:font-name-complex="Open Sans" style:font-size-complex="7.5pt"/>
    </style:style>
    <style:style style:name="P48" style:family="paragraph" style:parent-style-name="Footer">
      <style:paragraph-properties fo:text-align="end" style:justify-single-word="false"/>
      <style:text-properties style:font-name="Open Sans" fo:font-size="7.5pt" style:font-size-asian="7.5pt" style:font-name-complex="Open Sans" style:font-size-complex="7.5pt"/>
    </style:style>
    <style:style style:name="P49" style:family="paragraph" style:parent-style-name="Footer">
      <style:text-properties style:font-name="Open Sans" fo:font-size="6.5pt" fo:language="none" fo:country="none" fo:font-weight="bold" style:font-size-asian="6.5pt" style:language-asian="none" style:country-asian="none" style:font-weight-asian="bold" style:font-name-complex="Open Sans" style:font-size-complex="7.5pt"/>
    </style:style>
    <style:style style:name="P50" style:family="paragraph" style:parent-style-name="Conteúdo_20_da_20_tabela">
      <style:paragraph-properties style:snap-to-layout-grid="false"/>
    </style:style>
    <style:style style:name="P51" style:family="paragraph" style:parent-style-name="Conteúdo_20_da_20_tabela">
      <style:paragraph-properties fo:text-align="end" style:justify-single-word="false"/>
    </style:style>
    <style:style style:name="P52" style:family="paragraph" style:parent-style-name="Conteúdo_20_da_20_tabela">
      <style:paragraph-properties fo:text-align="end" style:justify-single-word="false" style:snap-to-layout-gri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Calibri" fo:font-size="12pt" fo:font-weight="bold" style:font-size-asian="12pt" style:font-weight-asian="bold" style:font-name-complex="Calibri" style:font-size-complex="12pt"/>
    </style:style>
    <style:style style:name="T3" style:family="text">
      <style:text-properties style:font-name="Calibri" fo:font-size="14pt" style:font-name-asian="Calibri" style:font-size-asian="14pt" style:font-name-complex="Calibri" style:font-size-complex="12pt"/>
    </style:style>
    <style:style style:name="T4" style:family="text">
      <style:text-properties style:font-name="Calibri" style:font-name-complex="Calibri"/>
    </style:style>
    <style:style style:name="T5" style:family="text">
      <style:text-properties style:font-name="Calibri" officeooo:rsid="00108c00" style:font-name-complex="Calibri"/>
    </style:style>
    <style:style style:name="T6" style:family="text">
      <style:text-properties style:font-name="Calibri" fo:font-size="8pt" style:font-size-asian="8pt" style:font-name-complex="Calibri"/>
    </style:style>
    <style:style style:name="T7" style:family="text">
      <style:text-properties style:font-name="Calibri" fo:font-size="8pt" style:font-size-asian="8pt" style:font-name-complex="Calibri" style:font-size-complex="8pt"/>
    </style:style>
    <style:style style:name="T8" style:family="text">
      <style:text-properties style:font-name="Calibri" fo:font-size="9pt" style:font-name-asian="Calibri" style:font-size-asian="9pt" style:font-name-complex="Calibri" style:font-size-complex="9pt"/>
    </style:style>
    <style:style style:name="T9" style:family="text">
      <style:text-properties style:font-name="Calibri" fo:font-size="9pt" style:font-size-asian="9pt" style:font-name-complex="Calibri" style:font-size-complex="9pt"/>
    </style:style>
    <style:style style:name="T10" style:family="text">
      <style:text-properties style:font-name="Calibri" style:font-name-asian="Calibri" style:font-name-complex="Calibri"/>
    </style:style>
    <style:style style:name="T11" style:family="text">
      <style:text-properties style:font-name="Calibri" fo:font-weight="bold" style:font-weight-asian="bold" style:font-name-complex="Calibri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0000"/>
    </style:style>
    <style:style style:name="T14" style:family="text">
      <style:text-properties fo:font-size="6.5pt" fo:language="none" fo:country="none" fo:font-weight="bold" style:font-size-asian="6.5pt" style:language-asian="none" style:country-asian="none" style:font-weight-asian="bold" style:font-name-complex="Open Sans" style:font-size-complex="7.5pt"/>
    </style:style>
    <style:style style:name="T15" style:family="text">
      <style:text-properties style:font-name="Open Sans" fo:font-size="6.5pt" fo:language="none" fo:country="none" fo:font-weight="bold" style:font-size-asian="6.5pt" style:language-asian="none" style:country-asian="none" style:font-weight-asian="bold" style:font-name-complex="Open Sans" style:font-size-complex="7.5pt"/>
    </style:style>
    <style:style style:name="T16" style:family="text">
      <style:text-properties style:font-name="Open Sans" fo:font-size="7.5pt" fo:language="none" fo:country="none" fo:font-weight="bold" style:font-size-asian="7.5pt" style:language-asian="none" style:country-asian="none" style:font-weight-asian="bold" style:font-name-complex="Open Sans" style:font-size-complex="7.5pt"/>
    </style:style>
    <style:style style:name="T17" style:family="text">
      <style:text-properties officeooo:rsid="00108c00"/>
    </style:style>
    <style:style style:name="T18" style:family="text">
      <style:text-properties style:font-name="Calibri" style:font-name-complex="Calibri"/>
    </style:style>
    <style:style style:name="T19" style:family="text">
      <style:text-properties fo:color="#000000" style:font-name="Calibri" style:font-name-complex="Calibri"/>
    </style:style>
    <style:style style:name="T20" style:family="text">
      <style:text-properties fo:color="#000000" style:font-name="Calibri" officeooo:rsid="00108c00" style:font-name-complex="Calibri"/>
    </style:style>
    <style:style style:name="T21" style:family="text">
      <style:text-properties fo:color="#000000" style:font-name="Calibri" fo:font-size="8pt" style:font-size-asian="8pt" style:font-name-complex="Calibri" style:font-size-complex="8pt"/>
    </style:style>
    <style:style style:name="T22" style:family="text">
      <style:text-properties fo:color="#ef413d" officeooo:rsid="00108c00"/>
    </style:style>
    <style:style style:name="T23" style:family="text">
      <style:text-properties fo:color="#ef413d" style:font-name="Calibri" style:font-name-complex="Calibri"/>
    </style:style>
    <style:style style:name="T24" style:family="text">
      <style:text-properties fo:color="#ef413d" style:font-name="Calibri" officeooo:rsid="00108c00" style:font-name-complex="Calibri"/>
    </style:style>
    <style:style style:name="fr1" style:family="graphic" style:parent-style-name="Graphics">
      <style:graphic-properties fo:margin-left="0.0398in" fo:margin-right="0.0398in" fo:margin-top="0.0398in" fo:margin-bottom="0.0398in" style:wrap="none" style:vertical-pos="from-top" style:vertical-rel="paragraph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0398in" fo:margin-right="0.0398in" fo:margin-top="0.0398in" fo:margin-bottom="0.0398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BOLSA DE INICIAÇÃO CIENTÍFICA – COTAS</text:p>
      <text:p text:style-name="P1">RELATÓRIO TÉCNICO FINAL </text:p>
      <text:p text:style-name="P1"/>
      <text:p text:style-name="P28"><text:span text:style-name="T3"><text:s text:c="4"/></text:span><text:span text:style-name="T2">( <text:s text:c="2"/>) PIBIC <text:s text:c="7"/>( <text:s text:c="2"/>) PIBIC-EM <text:s text:c="6"/>( <text:s text:c="2"/>) PIBITI <text:s text:c="7"/>( <text:s text:c="2"/>) PIBIC-Jr <text:s text:c="5"/></text:span></text:p>
      <text:p text:style-name="P29"/>
      <text:p text:style-name="P30">BOLSA: <text:s text:c="9"/>( <text:s text:c="2"/>) FAPESB <text:s/><text:tab/> ( <text:s text:c="2"/>) IFBA<text:tab/>( <text:s text:c="2"/>) CNPq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10" office:value-type="string">
            <text:p text:style-name="P31">IDENTIFIC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0" office:value-type="string">
            <text:p text:style-name="P7">INSTITUIÇÃO: <text:span text:style-name="T17">IF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10" office:value-type="string">
            <text:p text:style-name="P12">NOME DO BOLSISTA: <text:span text:style-name="T4">CAIO VICTOR OLIVEIRA DA SIL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0" office:value-type="string">
            <text:p text:style-name="P12">NÚMERO DO PROCESSO OU TERMO DE OUTORGA: <text:span text:style-name="T19">BOL2345/201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2" office:value-type="string">
            <text:p text:style-name="P12">TELEFONE / CONTATO: (<text:span text:style-name="T17">71</text:span>) <text:span text:style-name="T4">993823171</text:span></text:p>
          </table:table-cell>
          <table:covered-table-cell/>
          <table:table-cell table:style-name="Table1.C5" table:number-columns-spanned="8" office:value-type="string">
            <text:p text:style-name="P7">E-MAIL: <text:span text:style-name="T17">caiovictors12@gmai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2" office:value-type="string">
            <text:p text:style-name="P7">CPF Nº: <text:span text:style-name="T17">05754069502</text:span></text:p>
          </table:table-cell>
          <table:covered-table-cell/>
          <table:table-cell table:style-name="Table1.C6" table:number-columns-spanned="8" office:value-type="string">
            <text:p text:style-name="P7">IDENTIDADE Nº: <text:span text:style-name="T17">152797904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0" office:value-type="string">
            <text:p text:style-name="P13">ORIENTADOR (A): <text:span text:style-name="T19">MARCUS VINICIUS LINHARES DE OLIVEIR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8" office:value-type="string">
            <text:p text:style-name="P12">INSTITUIÇÃO: <text:span text:style-name="T19">INSTITUTO FEDERAL DE EDUCAÇÃO, CIÊNCIA E TECNOLOGIA DA BAHIA <text:s/>CAMPUS SALVAD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8" table:number-columns-spanned="2" office:value-type="string">
            <text:p text:style-name="P7">SIGLA: <text:span text:style-name="T17">IFBA</text:span></text:p>
          </table:table-cell>
          <table:covered-table-cell/>
        </table:table-row>
        <table:table-row table:style-name="Table1.1">
          <table:table-cell table:style-name="Table1.A9" table:number-columns-spanned="6" office:value-type="string">
            <text:p text:style-name="P12">CAMPUS / DEPARTAMENTO: <text:span text:style-name="T19">SALVADOR /DTSBI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9" table:number-columns-spanned="4" office:value-type="string">
            <text:p text:style-name="P7">ÁREA: <text:span text:style-name="T22">SAÚDE?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0" office:value-type="string">
            <text:p text:style-name="P12">TÍTULO DO PROJETO DE PESQUISA (ORIENTADOR): <text:span text:style-name="T19">FORMAÇÃO PROFISSIONAL DOS TECNÓLOGOS EM RADIOLOGIA: DESENVOLVIMENTO E APLICAÇÃO DE SOFTWARE PARA ESTUDO DA ANATOMIA SECCIONAL APLICADA A RESSONÂNCIA MAGN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table:number-columns-spanned="10" office:value-type="string">
            <text:p text:style-name="P12">TÍTULO DO PLANO DE TRABALHO (ESTUDANTE): <text:span text:style-name="T19">DESENVOLVIMENTO DE SISTEMA DIGITAL INTERATIVO <text:s/>(SOFTWARE) PARA ESTUDO DA ANATOMIA SECCIONAL APLICADO A TECNOLOGIA EM RESSONÂNCIA MAGNÉTICA DA REGIÃO DO NEUROCRÂN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2" table:number-columns-spanned="10" office:value-type="string">
            <text:p text:style-name="P12">PERÍODO ABRANGIDO PELO RELATÓRIO: <text:span text:style-name="T19">01/08/2018 a </text:span><text:span text:style-name="T24">31</text:span><text:span text:style-name="T23">/0</text:span><text:span text:style-name="T24">7</text:span><text:span text:style-name="T23">/201</text:span><text:span text:style-name="T24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10" office:value-type="string">
            <text:p text:style-name="P27"><text:span text:style-name="T4">APROVADO PELO CONSELHO DE ÉTICA EM PESQUISA </text:span><text:span text:style-name="T6">(quando for o caso): <text:s/></text:span><text:span text:style-name="T4">( <text:s text:c="4"/>) SIM <text:s text:c="4"/>( </text:span><text:span text:style-name="T5">x</text:span><text:span text:style-name="T4"> ) NÃO </text:span><text:span text:style-name="T7">(caso não, justifique) </text:span><text:span text:style-name="T21">As imagens utilizadas pertencem ao banco de dados do próprio IFBA e não há qualque informação direta ou indireta dos pacient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31">EXECUÇÃO DAS A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5" table:number-columns-spanned="5" office:value-type="string">
            <text:p text:style-name="P15">DESCRIÇÃO DAS ATIVIDADES REALIZADAS CONFORME PLANO DE TRABALHO</text:p>
          </table:table-cell>
          <table:covered-table-cell/>
          <table:covered-table-cell/>
          <table:covered-table-cell/>
          <table:covered-table-cell/>
          <table:table-cell table:style-name="Table1.A15" table:number-columns-spanned="2" office:value-type="string">
            <text:p text:style-name="P16">PERÍODO PREVISTO</text:p>
          </table:table-cell>
          <table:covered-table-cell/>
          <table:table-cell table:style-name="Table1.H15" table:number-columns-spanned="3" office:value-type="string">
            <text:p text:style-name="P24"><text:span text:style-name="T8"><text:s text:c="3"/></text:span><text:span text:style-name="T9">PERÍODO DE EXECUÇÃO</text:span></text:p>
          </table:table-cell>
          <table:covered-table-cell/>
          <table:covered-table-cell/>
        </table:table-row>
        <table:table-row table:style-name="Table1.1">
          <table:table-cell table:style-name="Table1.A16" table:number-columns-spanned="5" office:value-type="string">
            <text:p text:style-name="P19">Revisão de literatura</text:p>
          </table:table-cell>
          <table:covered-table-cell/>
          <table:covered-table-cell/>
          <table:covered-table-cell/>
          <table:covered-table-cell/>
          <table:table-cell table:style-name="Table1.F16" table:number-columns-spanned="2" office:value-type="string">
            <text:p text:style-name="P33">01/08/2018 a 31/07/2019</text:p>
          </table:table-cell>
          <table:covered-table-cell/>
          <table:table-cell table:style-name="Table1.H16" table:number-columns-spanned="3" office:value-type="string">
            <text:p text:style-name="P33">01/08/2018 a 31/07/2019</text:p>
          </table:table-cell>
          <table:covered-table-cell/>
          <table:covered-table-cell/>
        </table:table-row>
        <table:table-row table:style-name="Table1.1">
          <table:table-cell table:style-name="Table1.A17" table:number-columns-spanned="5" office:value-type="string">
            <text:p text:style-name="P19">Conhecer e aprender a trabalhar com softwares</text:p>
          </table:table-cell>
          <table:covered-table-cell/>
          <table:covered-table-cell/>
          <table:covered-table-cell/>
          <table:covered-table-cell/>
          <table:table-cell table:style-name="Table1.F17" table:number-columns-spanned="2" office:value-type="string">
            <text:p text:style-name="P33">01/10/2018 a 31/12/2018</text:p>
          </table:table-cell>
          <table:covered-table-cell/>
          <table:table-cell table:style-name="Table1.H17" table:number-columns-spanned="3" office:value-type="string">
            <text:p text:style-name="P33">01/10/2018 a 31/12/2018</text:p>
          </table:table-cell>
          <table:covered-table-cell/>
          <table:covered-table-cell/>
        </table:table-row>
        <table:table-row table:style-name="Table1.1">
          <table:table-cell table:style-name="Table1.A1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F18" table:number-columns-spanned="2" office:value-type="string">
            <text:p text:style-name="P35"/>
          </table:table-cell>
          <table:covered-table-cell/>
          <table:table-cell table:style-name="Table1.H18" table:number-columns-spanned="3" office:value-type="string">
            <text:p text:style-name="P35"/>
          </table:table-cell>
          <table:covered-table-cell/>
          <table:covered-table-cell/>
        </table:table-row>
        <text:soft-page-break/>
        <table:table-row table:style-name="Table1.1">
          <table:table-cell table:style-name="Table1.A19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F19" table:number-columns-spanned="2" office:value-type="string">
            <text:p text:style-name="P35"/>
          </table:table-cell>
          <table:covered-table-cell/>
          <table:table-cell table:style-name="Table1.H19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Table1.1">
          <table:table-cell table:style-name="Table1.A15" table:number-columns-spanned="5" office:value-type="string">
            <text:p text:style-name="P14">DESCRIÇÃO DA(S) ATIVIDADE(S) NÃO PREVISTA(S) ORIGINALMENTE NO PLANO DE TRABALHO <text:s/>(SE HOUVER)</text:p>
          </table:table-cell>
          <table:covered-table-cell/>
          <table:covered-table-cell/>
          <table:covered-table-cell/>
          <table:covered-table-cell/>
          <table:table-cell table:style-name="Table1.H15" table:number-columns-spanned="5" office:value-type="string">
            <text:p text:style-name="P18">PERÍODO DE EXECUÇÃ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.F21" table:number-columns-spanned="2" office:value-type="string">
            <text:p text:style-name="P32"/>
          </table:table-cell>
          <table:covered-table-cell/>
          <table:table-cell table:style-name="Table1.H21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1.1">
          <table:table-cell table:style-name="Table1.A2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.F22" table:number-columns-spanned="2" office:value-type="string">
            <text:p text:style-name="P32"/>
          </table:table-cell>
          <table:covered-table-cell/>
          <table:table-cell table:style-name="Table1.H22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1.1">
          <table:table-cell table:style-name="Table1.A23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.F23" table:number-columns-spanned="2" office:value-type="string">
            <text:p text:style-name="P32"/>
          </table:table-cell>
          <table:covered-table-cell/>
          <table:table-cell table:style-name="Table1.H23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e1.1">
          <table:table-cell table:style-name="Table1.A24" table:number-columns-spanned="10" office:value-type="string">
            <text:p text:style-name="P34">DIFICULDADES ENCONTRADA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5" table:number-columns-spanned="10" office:value-type="string">
            <text:p text:style-name="P4">HOUVE ALTERAÇÃO NO PLANO DE TRABALHO: <text:s/>( <text:s/>)SIM <text:s text:c="2"/>( <text:s/>)NÃO</text:p>
            <text:p text:style-name="P34">JUSTIFIQUE A ALTERAÇÃ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6"><text:span text:style-name="T10"><text:s/></text:span><text:span text:style-name="T4">PLANO DE TRABALH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7" table:number-columns-spanned="10" office:value-type="string">
            <text:p text:style-name="P7">RESUMO: (aproximadamente 250 palavras)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8" table:number-columns-spanned="10" office:value-type="string">
            <text:p text:style-name="P7">PALAVRAS-CHAVE (três)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9" table:number-columns-spanned="10" office:value-type="string">
            <text:p text:style-name="P7">INTRODUÇÃO E JUSTIFICATIVA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0" table:number-columns-spanned="10" office:value-type="string">
            <text:p text:style-name="P7">OBJETIVOS PROPOSTOS NO PLANO DE TRABALHO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1" table:number-columns-spanned="10" office:value-type="string">
            <text:p text:style-name="P7">METODOLOGIA EMPREGADA / MÉTODOS 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2" table:number-columns-spanned="10" office:value-type="string">
            <text:p text:style-name="P7">RESULTADOS PROPOSTOS / ALCANÇADOS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10" office:value-type="string">
            <text:p text:style-name="P7">CONCLUSÕES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4" table:number-columns-spanned="10" office:value-type="string">
            <text:p text:style-name="P7">REFERÊNCIAS BIBLIOGRÁFICAS E OUTRAS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5" table:number-columns-spanned="10" office:value-type="string">
            <text:p text:style-name="P7">ANEXOS (se houver)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9">PARTICIPAÇÃO EM EVENTOS CIENTÍFICOS, TECNOLÓGICOS OU DE INOV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7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8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5"><text:span text:style-name="T10"><text:s/></text:span><text:span text:style-name="T4">ANÁLISE DE DESEMPENHO DO BOLSIS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0">
          <table:table-cell table:style-name="Table1.A40" office:value-type="string">
            <text:p text:style-name="P20">ASPECTOS</text:p>
          </table:table-cell>
          <table:table-cell table:style-name="Table1.B40" table:number-columns-spanned="3" office:value-type="string">
            <text:p text:style-name="P21">ADEQUADO</text:p>
          </table:table-cell>
          <table:covered-table-cell/>
          <table:covered-table-cell/>
          <table:table-cell table:style-name="Table1.E40" table:number-columns-spanned="5" office:value-type="string">
            <text:p text:style-name="P21">PARCIALMENTE ADEQUADO</text:p>
          </table:table-cell>
          <table:covered-table-cell/>
          <table:covered-table-cell/>
          <table:covered-table-cell/>
          <table:covered-table-cell/>
          <table:table-cell table:style-name="Table1.J40" office:value-type="string">
            <text:p text:style-name="P21">INADEQUADO</text:p>
          </table:table-cell>
        </table:table-row>
        <table:table-row table:style-name="Table1.41">
          <table:table-cell table:style-name="Table1.A41" office:value-type="string">
            <text:p text:style-name="P25"><text:span text:style-name="T11">Qualidade do trabalho: </text:span><text:soft-page-break/><text:span text:style-name="T4">considerar a qualidade do trabalho, tendo em vista as condições oferecidas</text:span></text:p>
          </table:table-cell>
          <table:table-cell table:style-name="Table1.B41" table:number-columns-spanned="3" office:value-type="string">
            <text:p text:style-name="P10"/>
          </table:table-cell>
          <table:covered-table-cell/>
          <table:covered-table-cell/>
          <table:table-cell table:style-name="Table1.E4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J41" office:value-type="string">
            <text:p text:style-name="P10"/>
          </table:table-cell>
        </table:table-row>
        <table:table-row table:style-name="Table1.41">
          <table:table-cell table:style-name="Table1.A42" office:value-type="string">
            <text:p text:style-name="P25"><text:span text:style-name="T11">Dedicação:</text:span><text:span text:style-name="T4"> esforço revelado para aprender, a partir de indagações e dúvidas apresentadas</text:span></text:p>
          </table:table-cell>
          <table:table-cell table:style-name="Table1.B42" table:number-columns-spanned="3" office:value-type="string">
            <text:p text:style-name="P10"/>
          </table:table-cell>
          <table:covered-table-cell/>
          <table:covered-table-cell/>
          <table:table-cell table:style-name="Table1.E4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J42" office:value-type="string">
            <text:p text:style-name="P10"/>
          </table:table-cell>
        </table:table-row>
        <table:table-row table:style-name="Table1.41">
          <table:table-cell table:style-name="Table1.A43" office:value-type="string">
            <text:p text:style-name="P25"><text:span text:style-name="T11">Assiduidade:</text:span><text:span text:style-name="T4"> cumprimento do plano de trabalho com dedicação e zelo</text:span></text:p>
          </table:table-cell>
          <table:table-cell table:style-name="Table1.B43" table:number-columns-spanned="3" office:value-type="string">
            <text:p text:style-name="P10"/>
          </table:table-cell>
          <table:covered-table-cell/>
          <table:covered-table-cell/>
          <table:table-cell table:style-name="Table1.E43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J43" office:value-type="string">
            <text:p text:style-name="P10"/>
          </table:table-cell>
        </table:table-row>
        <table:table-row table:style-name="Table1.41">
          <table:table-cell table:style-name="Table1.A44" office:value-type="string">
            <text:p text:style-name="P25"><text:span text:style-name="T11">Rendimento: </text:span><text:span text:style-name="T4">considerar o cumprimento do plano de trabalho de acordo com os prazos estabelecidos</text:span></text:p>
          </table:table-cell>
          <table:table-cell table:style-name="Table1.B44" table:number-columns-spanned="3" office:value-type="string">
            <text:p text:style-name="P26"/>
          </table:table-cell>
          <table:covered-table-cell/>
          <table:covered-table-cell/>
          <table:table-cell table:style-name="Table1.E4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  <table:table-cell table:style-name="Table1.J44" office:value-type="string">
            <text:p text:style-name="P26"/>
          </table:table-cell>
        </table:table-row>
        <table:table-row table:style-name="Table1.1">
          <table:table-cell table:style-name="Table1.A1" table:number-columns-spanned="10" office:value-type="string">
            <text:p text:style-name="P9">OBSERVAÇÕES DO ORIENT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6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7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8" table:number-columns-spanned="10" office:value-type="string">
            <text:p text:style-name="P36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9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0" table:number-columns-spanned="10" office:value-type="string">
            <text:p text:style-name="P37">AVALIAÇÃO DO ALUNO EM RELAÇÃO AO PIB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1" table:number-columns-spanned="10" office:value-type="string">
            <text:p text:style-name="P40"><text:span text:style-name="T11">Sugestão de estrutura:</text:span><text:span text:style-name="T4"> descrever de forma sucinta a visão analítica do bolsista em relação ao Programa de Iniciação Científica, destacando dificuldades, pontos positivos, integração no grupo de pesquisa onde o trabalho estava inserido, relação com colegas e orientação, e qualquer outra percepção tida em relação ao program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2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3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4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5"><text:span text:style-name="T10"><text:s/></text:span><text:span text:style-name="T4">PARECER FINAL DO ORIENTAD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6" table:number-columns-spanned="10" office:value-type="string">
            <text:p text:style-name="P7">( <text:s/>)APROVADO SEM MODIFICAÇÕES <text:s text:c="5"/>( <text:s/>)APROVADO COM MODIFICAÇÕES <text:s text:c="12"/>( <text:s/>)REPROV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8" table:number-columns-spanned="3" office:value-type="string">
            <text:p text:style-name="P7">LOCAL:</text:p>
          </table:table-cell>
          <table:covered-table-cell/>
          <table:covered-table-cell/>
          <table:table-cell table:style-name="Table1.D58" table:number-columns-spanned="7" office:value-type="string">
            <text:p text:style-name="P7">DAT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59" table:number-columns-spanned="3" office:value-type="string">
            <text:p text:style-name="P11"/>
            <text:p text:style-name="P7"/>
            <text:p text:style-name="P9">____________________________________ <text:s text:c="76"/>Assinatura do(a) Orientador(a)</text:p>
          </table:table-cell>
          <table:covered-table-cell/>
          <table:covered-table-cell/>
          <table:table-cell table:style-name="Table1.D59" table:number-columns-spanned="7" office:value-type="string">
            <text:p text:style-name="P4">Declaro estar ciente e concordar, para todos os efeitos legais, com as informações contidas neste relatório.</text:p>
            <text:p text:style-name="P3">__________________________________ <text:s text:c="76"/>Assinatura do(a) Bolsista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23">PARECER DA INSTITUIÇÃO COTIST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1" table:number-columns-spanned="10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2" table:number-columns-spanned="10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3" table:number-columns-spanned="10" office:value-type="string">
            <text:p text:style-name="P2"/>
            <text:p text:style-name="P9">__________________________________________</text:p>
            <text:p text:style-name="P20">Assinatura da Coordenação PIBIC</text:p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4958in" table:align="center" style:writing-mode="lr-tb"/>
    </style:style>
    <style:style style:name="Table3.A" style:family="table-column">
      <style:table-column-properties style:column-width="1.6236in"/>
    </style:style>
    <style:style style:name="Table3.B" style:family="table-column">
      <style:table-column-properties style:column-width="1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in" fo:border="none" style:writing-mode="lr-tb"/>
    </style:style>
    <style:style style:name="Table2" style:family="table">
      <style:table-properties style:width="6.4958in" fo:margin-left="-0.0396in" table:align="left" style:writing-mode="lr-tb"/>
    </style:style>
    <style:style style:name="Table2.A" style:family="table-column">
      <style:table-column-properties style:column-width="1.4181in"/>
    </style:style>
    <style:style style:name="Table2.B" style:family="table-column">
      <style:table-column-properties style:column-width="5.0778in"/>
    </style:style>
    <style:style style:name="Table2.1" style:family="table-row">
      <style:table-row-properties style:min-row-height="0.5118in" fo:keep-together="auto"/>
    </style:style>
    <style:style style:name="Table2.A1" style:family="table-cell">
      <style:table-cell-properties style:vertical-align="middle" fo:padding="0.0396in" fo:border="none" style:writing-mode="lr-tb"/>
    </style:style>
    <style:style style:name="MP1" style:family="paragraph" style:parent-style-name="Header">
      <style:paragraph-properties fo:margin-top="0.25in" fo:margin-bottom="0in" loext:contextual-spacing="false"/>
    </style:style>
    <style:style style:name="MP2" style:family="paragraph" style:parent-style-name="Conteúdo_20_da_20_tabela">
      <style:paragraph-properties style:snap-to-layout-grid="false"/>
    </style:style>
    <style:style style:name="MP3" style:family="paragraph" style:parent-style-name="Conteúdo_20_da_20_tabela">
      <style:paragraph-properties fo:text-align="end" style:justify-single-word="false" style:snap-to-layout-grid="false"/>
    </style:style>
    <style:style style:name="MP4" style:family="paragraph" style:parent-style-name="Conteúdo_20_da_20_tabela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style:font-name="Open Sans" fo:font-size="8pt" style:font-size-asian="8pt" style:font-name-complex="Open Sans" style:font-size-complex="11pt"/>
    </style:style>
    <style:style style:name="MP6" style:family="paragraph" style:parent-style-name="Footer">
      <style:paragraph-properties style:snap-to-layout-grid="false"/>
      <style:text-properties style:font-name="Open Sans" fo:font-size="7.5pt" fo:language="none" fo:country="none" fo:font-weight="bold" style:font-size-asian="7.5pt" style:language-asian="none" style:country-asian="none" style:font-weight-asian="bold" style:font-name-complex="Open Sans" style:font-size-complex="7.5pt"/>
    </style:style>
    <style:style style:name="MP7" style:family="paragraph" style:parent-style-name="Footer">
      <style:text-properties style:font-name="Open Sans" fo:font-size="6.5pt" fo:language="none" fo:country="none" fo:font-weight="bold" style:font-size-asian="6.5pt" style:language-asian="none" style:country-asian="none" style:font-weight-asian="bold" style:font-name-complex="Open Sans" style:font-size-complex="7.5pt"/>
    </style:style>
    <style:style style:name="MP8" style:family="paragraph" style:parent-style-name="Footer">
      <style:text-properties style:font-name="Open Sans" fo:font-size="7.5pt" fo:language="none" fo:country="none" fo:font-weight="bold" style:font-size-asian="7.5pt" style:language-asian="none" style:country-asian="none" style:font-weight-asian="bold" style:font-name-complex="Open Sans" style:font-size-complex="7.5pt"/>
    </style:style>
    <style:style style:name="MP9" style:family="paragraph" style:parent-style-name="Footer">
      <style:paragraph-properties fo:text-align="end" style:justify-single-word="false"/>
      <style:text-properties style:font-name="Open Sans" fo:font-size="7.5pt" fo:language="none" fo:country="none" fo:font-weight="bold" style:font-size-asian="7.5pt" style:language-asian="none" style:country-asian="none" style:font-weight-asian="bold" style:font-name-complex="Open Sans" style:font-size-complex="7.5pt"/>
    </style:style>
    <style:style style:name="MP10" style:family="paragraph" style:parent-style-name="Footer">
      <style:paragraph-properties fo:text-align="end" style:justify-single-word="false"/>
      <style:text-properties style:font-name="Open Sans" fo:font-size="7.5pt" fo:language="none" fo:country="none" style:font-size-asian="7.5pt" style:language-asian="none" style:country-asian="none" style:font-name-complex="Open Sans" style:font-size-complex="7.5pt"/>
    </style:style>
    <style:style style:name="MP11" style:family="paragraph" style:parent-style-name="Footer">
      <style:paragraph-properties fo:text-align="end" style:justify-single-word="false"/>
      <style:text-properties style:font-name="Open Sans" fo:font-size="7.5pt" style:font-size-asian="7.5pt" style:font-name-complex="Open Sans" style:font-size-complex="7.5pt"/>
    </style:style>
    <style:style style:name="MT1" style:family="text">
      <style:text-properties fo:font-size="6.5pt" fo:language="none" fo:country="none" fo:font-weight="bold" style:font-size-asian="6.5pt" style:language-asian="none" style:country-asian="none" style:font-weight-asian="bold" style:font-name-complex="Open Sans" style:font-size-complex="7.5pt"/>
    </style:style>
    <style:style style:name="MT2" style:family="text">
      <style:text-properties style:font-name="Open Sans" fo:font-size="6.5pt" fo:language="none" fo:country="none" fo:font-weight="bold" style:font-size-asian="6.5pt" style:language-asian="none" style:country-asian="none" style:font-weight-asian="bold" style:font-name-complex="Open Sans" style:font-size-complex="7.5pt"/>
    </style:style>
    <style:style style:name="Mfr1" style:family="graphic" style:parent-style-name="Graphics">
      <style:graphic-properties fo:margin-left="0.0398in" fo:margin-right="0.0398in" fo:margin-top="0.0398in" fo:margin-bottom="0.0398in" style:wrap="none" style:vertical-pos="from-top" style:vertical-rel="paragraph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0398in" fo:margin-right="0.0398in" fo:margin-top="0.0398in" fo:margin-bottom="0.0398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7874in" fo:margin-bottom="0.1972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5902in" fo:margin-top="0.5516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draw:frame draw:style-name="Mfr1" draw:name="Image1" text:anchor-type="char" svg:y="-0.1283in" svg:width="1.6228in" svg:height="0.4484in" draw:z-index="3"><draw:image xlink:href="Pictures/10000201000002010000008EB62630B69C6B33C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2"><draw:frame draw:style-name="Mfr1" draw:name="Image2" text:anchor-type="char" svg:y="-0.1992in" svg:width="1.0154in" svg:height="0.5898in" draw:z-index="7"><draw:image xlink:href="Pictures/10000201000000F40000008EC819D7867DEC6DB2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2"><draw:frame draw:style-name="Mfr1" draw:name="Image3" text:anchor-type="char" svg:y="-0.1264in" svg:width="1.1571in" svg:height="0.4445in" draw:z-index="11"><draw:image xlink:href="Pictures/10000201000001730000008E1E74A8E05108AFBE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3"><draw:frame draw:style-name="Mfr2" draw:name="Image4" text:anchor-type="char" svg:x="0.5453in" svg:y="-0.1264in" svg:width="1.039in" svg:height="0.4445in" draw:z-index="15"><draw:image xlink:href="Pictures/100002010000014C0000008E61131B964AFD44BE.png" xlink:type="simple" xlink:show="embed" xlink:actuate="onLoad" loext:mime-type="image/png"/></draw:frame></text:p>
              <text:p text:style-name="MP4"/>
            </table:table-cell>
          </table:table-row>
        </table:table>
        <text:p text:style-name="Standard"/>
      </style:header>
      <style:footer>
        <text:p text:style-name="MP5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6"/>
              <text:p text:style-name="MP7"/>
              <text:p text:style-name="MP7"/>
              <text:p text:style-name="Footer"><text:span text:style-name="MT1"><text:page-number text:select-page="current">4</text:page-number></text:span><text:span text:style-name="MT2">/</text:span><text:span text:style-name="MT1"><text:page-count style:num-format="1">4</text:page-count></text:span></text:p>
              <text:p text:style-name="MP8"/>
            </table:table-cell>
            <table:table-cell table:style-name="Table2.A1" office:value-type="string">
              <text:p text:style-name="MP9">Instituto Federal de Educação, Ciência e Tecnologia da Bahia – IFBA</text:p>
              <text:p text:style-name="MP10">Av. Araújo Pinho, 39, Canela. Salvador/BA | CEP 40.110-150</text:p>
              <text:p text:style-name="MP11">www.prpgi.ifba.edu.br | prpgi@ifba.edu.br | (71) 3221-0379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unicacao</meta:initial-creator>
    <meta:creation-date>2016-02-12T13:05:00</meta:creation-date>
    <dc:date>2019-08-12T17:15:32.915693943</dc:date>
    <meta:print-date>2016-02-12T10:26:00</meta:print-date>
    <meta:editing-cycles>14</meta:editing-cycles>
    <meta:editing-duration>PT30M33S</meta:editing-duration>
    <meta:document-statistic meta:table-count="3" meta:image-count="4" meta:object-count="0" meta:page-count="4" meta:paragraph-count="74" meta:word-count="494" meta:character-count="3798" meta:non-whitespace-character-count="3121"/>
    <meta:generator>LibreOffice/6.0.7.3$Linux_X86_64 LibreOffice_project/00m0$Build-3</meta:generator>
  </office:meta>
</office:document-meta>
</file>